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style:font-size-asian="14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weight="normal" style:font-size-asian="12.25pt" style:font-weight-asian="normal" style:font-size-complex="14pt" style:font-weight-complex="normal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 style:list-style-name="L1">
      <style:paragraph-properties fo:text-align="start" style:justify-single-word="false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font-size="12pt" fo:font-weight="normal" style:font-size-asian="12pt" style:font-weight-asian="normal" style:font-size-complex="12pt" style:font-weight-complex="normal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fo:font-weight="bold" style:font-size-asian="12pt" style:font-weight-asian="bold" style:font-size-complex="12pt" style:font-weight-complex="bold"/>
    </style:style>
    <style:style style:name="T4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zepływy w sieciach</text:p>
      <text:p text:style-name="P1"/>
      <text:p text:style-name="P5">Patryk Jażdżewski, 186507</text:p>
      <text:p text:style-name="P5">Informatyka 3, grupa ALG</text:p>
      <text:p text:style-name="P5"/>
      <text:p text:style-name="P5">Problem:</text:p>
      <text:p text:style-name="P3"><text:span text:style-name="T1"><text:tab/></text:span><text:span text:style-name="T3">Sieć przepływowa</text:span><text:span text:style-name="T1"> jest to spójny graf skierowany </text:span><text:span text:style-name="T2">G=(V,E) <text:s/>po którego krawędziach odbywa się przepływ jakiegoś czynnika </text:span>(wody, gazu, prądu, informacji, towarów, pasażerów itp.) zgodnie z kierunkiem zdefiniowanym przez zwrot krawędzi. W grafie wyróżniamy dwa szczególne wierzchołki: początkowy (w którym przepływ bierze swój początek, „źródło”) i końcowy (tzw. „ujście”). Z każdą krawędzią w sieci skojarzona jest nieujemna liczba nazywana przepływem określająca maksymalną ilość czynnika przepływającego przez krawędź w danym momencie. </text:p>
      <text:p text:style-name="P3">Właściwości:</text:p>
      <text:list xml:id="list41596829" text:style-name="L1">
        <text:list-item>
          <text:p text:style-name="P4">gdy pomiędzy wierzchołkami A i B nie ma krawędzi to przepływ pomiędzy A a B wynosi 0</text:p>
        </text:list-item>
        <text:list-item>
          <text:p text:style-name="P4">gdy przepływ pomiędzy wierzchołkami A i B jest równy x to, przepływ w odwrotnym kierunku jest równy -x</text:p>
        </text:list-item>
        <text:list-item>
          <text:p text:style-name="P4">przepływ pomiędzy tym samym wierzchołkiem (tj. pomiędzy A a A) jest równy 0</text:p>
          <text:p text:style-name="P4"/>
        </text:list-item>
      </text:list>
      <text:p text:style-name="P3">Funkcję f(u,v) nazywamy <text:span text:style-name="T4">przepływem netto</text:span> między wierzchołkiem u a wierzchołkiem v. Funkcja ta może przyjmować wartości dodatnie i ujemne. </text:p>
      <text:p text:style-name="P3"><text:s/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1-13T21:05:30.17</meta:creation-date>
    <dc:date>2012-01-13T21:57:13.74</dc:date>
    <meta:editing-duration>PT21M2S</meta:editing-duration>
    <meta:editing-cycles>2</meta:editing-cycles>
    <meta:generator>LibreOffice/3.4$Win32 LibreOffice_project/340m1$Build-402</meta:generator>
    <meta:document-statistic meta:table-count="0" meta:image-count="0" meta:object-count="0" meta:page-count="1" meta:paragraph-count="11" meta:word-count="152" meta:character-count="1028" meta:non-whitespace-character-count="885"/>
  </office:meta>
</office:document-meta>
</file>